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dac0" officeooo:paragraph-rsid="000cda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the following sequence of page requests, compute the hit ratio. The page replacement algorithms should be:</text:p>
      <text:p text:style-name="P1"/>
      <text:p text:style-name="P1"/>
      <text:p text:style-name="P1">1. LRU</text:p>
      <text:p text:style-name="P1">2. Optimal</text:p>
      <text:p text:style-name="P1">3. FIFO.</text:p>
      <text:p text:style-name="P1">4. Random</text:p>
      <text:p text:style-name="P1"/>
      <text:p text:style-name="P1"/>
      <text:p text:style-name="P1">1 2 5 4 1 4 1 2 3 1 2 5 4 1 2 3 4 2 1 5 3 2 1 4 5 2 3 5 4 1</text:p>
      <text:p text:style-name="P1"/>
      <text:p text:style-name="P1">You can consider the frame sizes to be 4, 5, 6</text:p>
      <text:p text:style-name="P1"/>
      <text:p text:style-name="P1">Lastly, check the presence of Belady’s anoma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38:36.739513950</meta:creation-date>
    <dc:date>2020-03-11T10:42:42.758294956</dc:date>
    <meta:editing-duration>PT4M9S</meta:editing-duration>
    <meta:editing-cycles>1</meta:editing-cycles>
    <meta:document-statistic meta:table-count="0" meta:image-count="0" meta:object-count="0" meta:page-count="1" meta:paragraph-count="8" meta:word-count="73" meta:character-count="295" meta:non-whitespace-character-count="230"/>
    <meta:generator>LibreOffice/6.0.7.3$Linux_X86_64 LibreOffice_project/00m0$Build-3</meta:generator>
  </office:meta>
</office:document-meta>
</file>